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498cm"/>
      <style:paragraph-properties style:writing-mode="lr-tb"/>
    </style:style>
    <style:style style:name="gr5" style:family="graphic" style:parent-style-name="standard">
      <style:graphic-properties svg:stroke-width="0.1cm" svg:stroke-color="#ffd32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d32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5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>
        <style:tab-stops>
          <style:tab-stop style:position="0.518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3cm" svg:y1="8.255cm" svg:x2="17.563cm" svg:y2="8.244cm">
          <text:p/>
        </draw:line>
        <draw:custom-shape draw:style-name="gr2" draw:text-style-name="P4" draw:layer="layout" svg:width="2.658cm" svg:height="1.158cm" svg:x="2.451cm" svg:y="9.239cm">
          <text:p text:style-name="P2"><text:span text:style-name="T1">w01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41cm" svg:y1="9.232cm" svg:x2="3.524cm" svg:y2="8.263cm">
          <text:p/>
        </draw:line>
        <draw:frame draw:style-name="gr4" draw:text-style-name="P5" draw:layer="layout" svg:width="4.998cm" svg:height="1.072cm" svg:x="4.141cm" svg:y="8.292cm">
          <draw:text-box>
            <text:p><text:span text:style-name="T3">enp0s8</text:span></text:p>
            <text:p><text:span text:style-name="T3">10.1.1.10, </text:span><text:span text:style-name="T3">﻿</text:span><text:span text:style-name="T3">08:00:27:a3:c4:37</text:span></text:p>
          </draw:text-box>
        </draw:frame>
        <draw:line draw:style-name="gr5" draw:text-style-name="P1" draw:layer="layout" svg:x1="2.01cm" svg:y1="5.107cm" svg:x2="17.94cm" svg:y2="5.096cm">
          <text:p/>
        </draw:line>
        <draw:line draw:style-name="gr6" draw:text-style-name="P1" draw:layer="layout" svg:x1="11.573cm" svg:y1="6.15cm" svg:x2="11.592cm" svg:y2="5.1cm">
          <text:p/>
        </draw:line>
        <draw:line draw:style-name="gr6" draw:text-style-name="P1" draw:layer="layout" svg:x1="5.349cm" svg:y1="5.117cm" svg:x2="5.33cm" svg:y2="3.932cm">
          <text:p/>
        </draw:line>
        <draw:custom-shape draw:style-name="gr2" draw:text-style-name="P4" draw:layer="layout" svg:width="2.658cm" svg:height="1.252cm" svg:x="4.009cm" svg:y="2.689cm">
          <text:p text:style-name="P2"><text:span text:style-name="T1">s02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54cm" svg:height="0.725cm" svg:x="2.472cm" svg:y="5.036cm">
          <draw:text-box>
            <text:p><text:span text:style-name="T2">10.2.1.0/24 </text:span></text:p>
          </draw:text-box>
        </draw:frame>
        <draw:frame draw:style-name="gr8" draw:text-style-name="P5" draw:layer="layout" svg:width="4.803cm" svg:height="1.072cm" svg:x="11.465cm" svg:y="5.067cm">
          <draw:text-box>
            <text:p><text:span text:style-name="T3">enp0s8:</text:span></text:p>
            <text:p><text:span text:style-name="T3">10.2.1.1, </text:span><text:span text:style-name="T3">﻿</text:span><text:span text:style-name="T3">08:00:27:a3:c4:35</text:span></text:p>
          </draw:text-box>
        </draw:frame>
        <draw:frame draw:style-name="gr9" draw:text-style-name="P5" draw:layer="layout" svg:width="5.095cm" svg:height="1.072cm" svg:x="5.49cm" svg:y="3.831cm">
          <draw:text-box>
            <text:p><text:span text:style-name="T3">enp0s3:</text:span></text:p>
            <text:p><text:span text:style-name="T3">10.2.1.30, </text:span><text:span text:style-name="T3">﻿</text:span><text:span text:style-name="T3">08:00:27:a3:c4:34 </text:span></text:p>
          </draw:text-box>
        </draw:frame>
        <draw:custom-shape draw:style-name="gr2" draw:text-style-name="P4" draw:layer="layout" svg:width="2.658cm" svg:height="1.052cm" svg:x="10.209cm" svg:y="6.141cm">
          <text:p text:style-name="P2"><text:span text:style-name="T1">r01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092cm" svg:y1="8.202cm" svg:x2="11.098cm" svg:y2="7.195cm">
          <text:p/>
        </draw:line>
        <draw:frame draw:style-name="gr8" draw:text-style-name="P5" draw:layer="layout" svg:width="4.803cm" svg:height="1.072cm" svg:x="11.389cm" svg:y="7.222cm">
          <draw:text-box>
            <text:p><text:span text:style-name="T3">enp0s3:</text:span></text:p>
            <text:p><text:span text:style-name="T3">10.1.1.1, </text:span><text:span text:style-name="T3">﻿</text:span><text:span text:style-name="T3">08:00:27:a3:c4:3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1-06-14T11:35:49.154848743</dc:date>
    <meta:editing-duration>PT2H25M46S</meta:editing-duration>
    <meta:editing-cycles>23</meta:editing-cycles>
    <meta:generator>LibreOffice/6.4.7.2$Linux_X86_64 LibreOffice_project/40$Build-2</meta:generator>
    <meta:document-statistic meta:object-count="14"/>
  </office:meta>
</office:document-meta>
</file>